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4cm" fo:min-width="1.4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67cm" fo:min-width="1.332cm"/>
    </style:style>
    <style:style style:name="gr4" style:family="graphic" style:parent-style-name="standard">
      <style:graphic-properties draw:textarea-horizontal-align="justify" draw:textarea-vertical-align="middle" draw:auto-grow-height="false" fo:min-height="1.66cm" fo:min-width="2.118cm"/>
    </style:style>
    <style:style style:name="gr5" style:family="graphic" style:parent-style-name="standard">
      <style:graphic-properties draw:textarea-horizontal-align="justify" draw:textarea-vertical-align="middle" draw:auto-grow-height="false" fo:min-height="1.05cm" fo:min-width="3.7cm"/>
    </style:style>
    <style:style style:name="gr6" style:family="graphic" style:parent-style-name="standard">
      <style:graphic-properties draw:textarea-horizontal-align="justify" draw:textarea-vertical-align="middle" draw:auto-grow-height="false" fo:min-height="0.812cm" fo:min-width="2.258cm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4.2cm"/>
    </style:style>
    <style:style style:name="gr8" style:family="graphic" style:parent-style-name="standard">
      <style:graphic-properties draw:textarea-horizontal-align="justify" draw:textarea-vertical-align="middle" draw:auto-grow-height="false" fo:min-height="2.072cm" fo:min-width="3.934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树状干系图" draw:style-name="dp1" draw:master-page-name="Default">
        <draw:custom-shape draw:style-name="gr1" draw:text-style-name="P1" draw:layer="controls" svg:width="2.8cm" svg:height="1.4cm" svg:x="9cm" svg:y="1.8cm">
          <text:p text:style-name="P1">校长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controls" svg:width="2.8cm" svg:height="1.4cm" svg:x="2.2cm" svg:y="4.8cm">
          <text:p text:style-name="P1">学管主管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controls" svg:width="2.8cm" svg:height="1.4cm" svg:x="2.1cm" svg:y="7.7cm">
          <text:p text:style-name="P1">学管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controls" svg:width="2.8cm" svg:height="1.4cm" svg:x="6.9cm" svg:y="4.8cm">
          <text:p text:style-name="P1">教务主管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controls" svg:width="2.8cm" svg:height="1.4cm" svg:x="10.2cm" svg:y="4.8cm">
          <text:p text:style-name="P1">财务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controls" svg:width="2.8cm" svg:height="1.4cm" svg:x="13.8cm" svg:y="4.8cm">
          <text:p text:style-name="P1">家长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controls" svg:width="2.8cm" svg:height="1.4cm" svg:x="6.982cm" svg:y="7.8cm">
          <text:p text:style-name="P1">老师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controls" svg:x1="9.4cm" svg:y1="3cm" svg:x2="3.5cm" svg:y2="4.8cm">
          <text:p/>
        </draw:line>
        <draw:line draw:style-name="gr2" draw:text-style-name="P2" draw:layer="controls" svg:x1="9.4cm" svg:y1="3.1cm" svg:x2="8.3cm" svg:y2="4.8cm">
          <text:p/>
        </draw:line>
        <draw:line draw:style-name="gr2" draw:text-style-name="P2" draw:layer="controls" svg:x1="8.3cm" svg:y1="6.2cm" svg:x2="8.3cm" svg:y2="7.9cm">
          <text:p/>
        </draw:line>
        <draw:line draw:style-name="gr2" draw:text-style-name="P2" draw:layer="controls" svg:x1="3.6cm" svg:y1="6.2cm" svg:x2="3.6cm" svg:y2="7.7cm">
          <text:p/>
        </draw:line>
        <draw:custom-shape draw:style-name="gr3" draw:text-style-name="P1" draw:layer="controls" svg:width="2.59cm" svg:height="1.3cm" svg:x="17.31cm" svg:y="4.8cm">
          <text:p text:style-name="P1">销售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controls" svg:x1="10.3cm" svg:y1="3.2cm" svg:x2="11.6cm" svg:y2="4.8cm">
          <text:p/>
        </draw:line>
        <draw:line draw:style-name="gr2" draw:text-style-name="P2" draw:layer="controls" svg:x1="11.3cm" svg:y1="3.1cm" svg:x2="15.3cm" svg:y2="4.9cm">
          <text:p/>
        </draw:line>
        <draw:line draw:style-name="gr2" draw:text-style-name="P2" draw:layer="controls" svg:x1="11.9cm" svg:y1="2.6cm" svg:x2="18.6cm" svg:y2="4.7cm">
          <text:p/>
        </draw:line>
      </draw:page>
      <draw:page draw:name="校长明细图" draw:style-name="dp1" draw:master-page-name="Default">
        <draw:custom-shape draw:style-name="gr4" draw:text-style-name="P1" draw:layer="controls" svg:width="3.7cm" svg:height="2.7cm" svg:x="0.5cm" svg:y="8.3cm">
          <text:p text:style-name="P1">校长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controls" svg:width="4.2cm" svg:height="1.3cm" svg:x="5.2cm" svg:y="3.7cm">
          <text:p/>
          <draw:enhanced-geometry svg:viewBox="0 0 21600 21600" draw:type="rectangle" draw:enhanced-path="M 0 0 L 21600 0 21600 21600 0 21600 0 0 Z N"/>
        </draw:custom-shape>
      </draw:page>
      <draw:page draw:name="学管主管明细图" draw:style-name="dp1" draw:master-page-name="Default">
        <draw:custom-shape draw:style-name="gr6" draw:text-style-name="P1" draw:layer="controls" svg:width="3.9cm" svg:height="1.5cm" svg:x="0.8cm" svg:y="6.9cm">
          <text:p text:style-name="P1">学管主管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controls" svg:width="4.7cm" svg:height="1.5cm" svg:x="15.4cm" svg:y="2.2cm">
          <text:p text:style-name="P1">学生</text:p>
          <draw:enhanced-geometry svg:viewBox="0 0 21600 21600" draw:type="rectangle" draw:enhanced-path="M 0 0 L 21600 0 21600 21600 0 21600 0 0 Z N"/>
        </draw:custom-shape>
        <draw:line draw:style-name="gr2" draw:text-style-name="P2" draw:layer="controls" svg:x1="4.2cm" svg:y1="7.1cm" svg:x2="15.4cm" svg:y2="2.8cm">
          <text:p/>
        </draw:line>
        <draw:custom-shape draw:style-name="gr8" draw:text-style-name="P1" draw:layer="controls" svg:width="6.3cm" svg:height="3.3cm" svg:x="6.8cm" svg:y="1.3cm">
          <text:p/>
          <draw:enhanced-geometry svg:viewBox="0 0 21600 21600" draw:glue-points="10800 0 3160 3160 0 10800 3160 18440 10800 21600 18440 18440 21600 10800 18440 3160 ?f14 ?f15" draw:text-areas="3200 3200 18400 18400" draw:mirror-horizontal="false" draw:mirror-vertical="false" draw:type="round-callout" draw:modifiers="4963.78352642438 27770.493789760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4T21:35:22.212070880</meta:creation-date>
    <dc:date>2017-10-24T21:57:53.002323707</dc:date>
    <meta:editing-duration>PT22M20S</meta:editing-duration>
    <meta:editing-cycles>26</meta:editing-cycles>
    <meta:generator>LibreOffice/5.3.5.2$Linux_X86_64 LibreOffice_project/30m0$Build-2</meta:generator>
    <meta:document-statistic meta:object-count="21"/>
  </office:meta>
</office:document-meta>
</file>